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D0000005D8F3940A183E92E64.png" manifest:media-type="image/png"/>
  <manifest:file-entry manifest:full-path="Pictures/100000010000003900000085C5C0195CC98ED2C7.png" manifest:media-type="image/png"/>
  <manifest:file-entry manifest:full-path="Pictures/10000001000000E7000000BD0E19420EF3C4EA33.png" manifest:media-type="image/png"/>
  <manifest:file-entry manifest:full-path="Pictures/100000010000011A000000B239BB25C4ABDB1B3A.png" manifest:media-type="image/png"/>
  <manifest:file-entry manifest:full-path="Pictures/10000001000000DC00000063F5B8CA271382230C.png" manifest:media-type="image/png"/>
  <manifest:file-entry manifest:full-path="Pictures/10000001000000B60000007DBAC74DE7B6E5BD90.png" manifest:media-type="image/png"/>
  <manifest:file-entry manifest:full-path="Pictures/10000001000000DF000000773F2FF1B6D1F3857D.png" manifest:media-type="image/png"/>
  <manifest:file-entry manifest:full-path="Pictures/10000001000000F2000000B23140E2932F90A720.png" manifest:media-type="image/png"/>
  <manifest:file-entry manifest:full-path="Pictures/10000001000000E3000000B70A6394C7856E808E.png" manifest:media-type="image/png"/>
  <manifest:file-entry manifest:full-path="Pictures/100000010000010A0000009F6D6467A8206BF876.png" manifest:media-type="image/png"/>
  <manifest:file-entry manifest:full-path="Pictures/10000001000000DD000000CFDA361B59BAC1B32B.png" manifest:media-type="image/png"/>
  <manifest:file-entry manifest:full-path="Pictures/100000010000013C00000081AD4599C8B4EABAA0.png" manifest:media-type="image/png"/>
  <manifest:file-entry manifest:full-path="Pictures/10000001000000C80000008F463525D28E29A760.png" manifest:media-type="image/png"/>
  <manifest:file-entry manifest:full-path="Pictures/10000001000000D200000140E3D73E4C9D6CD2AC.png" manifest:media-type="image/png"/>
  <manifest:file-entry manifest:full-path="Pictures/10000001000000C7000000A2EF24D43B5DDD1661.png" manifest:media-type="image/png"/>
  <manifest:file-entry manifest:full-path="Pictures/10000001000000C70000004C223F49CACC2FAB73.png" manifest:media-type="image/png"/>
  <manifest:file-entry manifest:full-path="Pictures/100000010000008F000000921BCDAE151E962DCD.png" manifest:media-type="image/png"/>
  <manifest:file-entry manifest:full-path="Pictures/1000000100000089000000937735007289754371.png" manifest:media-type="image/png"/>
  <manifest:file-entry manifest:full-path="Pictures/10000001000000C900000072A77889A7A751BD49.png" manifest:media-type="image/png"/>
  <manifest:file-entry manifest:full-path="Pictures/10000001000000EA00000082C88B0834AF4B8E49.png" manifest:media-type="image/png"/>
  <manifest:file-entry manifest:full-path="Pictures/10000001000000C700000061DA44FFED2BB1E8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651cbd"/>
    </style:style>
    <style:style style:name="P2" style:family="paragraph" style:parent-style-name="Footer">
      <style:paragraph-properties fo:text-align="center" style:justify-single-word="false"/>
    </style:style>
    <style:style style:name="P3" style:family="paragraph" style:parent-style-name="Standard">
      <style:text-properties officeooo:rsid="002bd662" officeooo:paragraph-rsid="024b9c8f"/>
    </style:style>
    <style:style style:name="P4" style:family="paragraph" style:parent-style-name="Standard">
      <style:text-properties officeooo:rsid="026951f7" officeooo:paragraph-rsid="03510708"/>
    </style:style>
    <style:style style:name="P5" style:family="paragraph" style:parent-style-name="Standard">
      <style:text-properties officeooo:rsid="027a6a77" officeooo:paragraph-rsid="03510708"/>
    </style:style>
    <style:style style:name="P6" style:family="paragraph" style:parent-style-name="Text_20_body">
      <style:text-properties officeooo:rsid="027a6a77" officeooo:paragraph-rsid="03510708"/>
    </style:style>
    <style:style style:name="P7" style:family="paragraph" style:parent-style-name="Horizontal_20_Line">
      <style:text-properties officeooo:rsid="027a6a77" officeooo:paragraph-rsid="03510708"/>
    </style:style>
    <style:style style:name="P8" style:family="paragraph" style:parent-style-name="Text_20_body">
      <style:text-properties officeooo:rsid="027a6a77" officeooo:paragraph-rsid="035fd5e7"/>
    </style:style>
    <style:style style:name="P9" style:family="paragraph" style:parent-style-name="Standard">
      <style:text-properties officeooo:paragraph-rsid="033a4c58"/>
    </style:style>
    <style:style style:name="P10" style:family="paragraph" style:parent-style-name="Heading_20_4">
      <style:text-properties officeooo:paragraph-rsid="03457ecf"/>
    </style:style>
    <style:style style:name="P11" style:family="paragraph" style:parent-style-name="Text_20_body">
      <style:text-properties officeooo:paragraph-rsid="03457ecf"/>
    </style:style>
    <style:style style:name="P12" style:family="paragraph" style:parent-style-name="Heading_20_4">
      <style:text-properties officeooo:paragraph-rsid="03510708"/>
    </style:style>
    <style:style style:name="P13" style:family="paragraph" style:parent-style-name="Text_20_body">
      <style:text-properties officeooo:paragraph-rsid="03510708"/>
    </style:style>
    <style:style style:name="P14" style:family="paragraph" style:parent-style-name="Horizontal_20_Line">
      <style:text-properties officeooo:paragraph-rsid="03510708"/>
    </style:style>
    <style:style style:name="P15" style:family="paragraph" style:parent-style-name="Heading_20_4">
      <style:text-properties officeooo:paragraph-rsid="0362bc52"/>
    </style:style>
    <style:style style:name="P16" style:family="paragraph" style:parent-style-name="Text_20_body">
      <style:text-properties officeooo:paragraph-rsid="0362bc52"/>
    </style:style>
    <style:style style:name="P17" style:family="paragraph" style:parent-style-name="Text_20_body">
      <style:text-properties officeooo:rsid="0291b96f" officeooo:paragraph-rsid="03457ecf"/>
    </style:style>
    <style:style style:name="P18" style:family="paragraph" style:parent-style-name="Text_20_body">
      <style:text-properties officeooo:rsid="0294786e" officeooo:paragraph-rsid="0362bc52"/>
    </style:style>
    <style:style style:name="P19" style:family="paragraph" style:parent-style-name="Text_20_body">
      <style:text-properties officeooo:rsid="02903691" officeooo:paragraph-rsid="0362bc52"/>
    </style:style>
    <style:style style:name="P20" style:family="paragraph" style:parent-style-name="Text_20_body">
      <style:text-properties officeooo:rsid="029da508" officeooo:paragraph-rsid="0362bc52"/>
    </style:style>
    <style:style style:name="P21" style:family="paragraph" style:parent-style-name="Text_20_body">
      <style:text-properties officeooo:rsid="02a16f40" officeooo:paragraph-rsid="03457ecf"/>
    </style:style>
    <style:style style:name="P22" style:family="paragraph" style:parent-style-name="Text_20_body">
      <style:text-properties officeooo:rsid="027bdbdd" officeooo:paragraph-rsid="03510708"/>
    </style:style>
    <style:style style:name="P23" style:family="paragraph" style:parent-style-name="Text_20_body">
      <style:text-properties officeooo:rsid="027ce2bb" officeooo:paragraph-rsid="03510708"/>
    </style:style>
    <style:style style:name="P24" style:family="paragraph" style:parent-style-name="Text_20_body">
      <style:text-properties officeooo:paragraph-rsid="0359a727"/>
    </style:style>
    <style:style style:name="P25" style:family="paragraph" style:parent-style-name="Text_20_body">
      <style:text-properties officeooo:rsid="035fd5e7" officeooo:paragraph-rsid="035fd5e7"/>
    </style:style>
    <style:style style:name="P26" style:family="paragraph" style:parent-style-name="Text_20_body">
      <style:text-properties officeooo:rsid="02bbafb5" officeooo:paragraph-rsid="0362bc52"/>
    </style:style>
    <style:style style:name="P27" style:family="paragraph" style:parent-style-name="Text_20_body">
      <style:text-properties officeooo:rsid="02bd98b7" officeooo:paragraph-rsid="0362bc52"/>
    </style:style>
    <style:style style:name="P28" style:family="paragraph" style:parent-style-name="Text_20_body">
      <style:text-properties officeooo:rsid="02bec5ec" officeooo:paragraph-rsid="0362bc52"/>
    </style:style>
    <style:style style:name="P29" style:family="paragraph" style:parent-style-name="Text_20_body">
      <style:text-properties officeooo:rsid="0359a727" officeooo:paragraph-rsid="0359a727"/>
    </style:style>
    <style:style style:name="P30" style:family="paragraph" style:parent-style-name="Contents_20_1">
      <style:paragraph-properties>
        <style:tab-stops>
          <style:tab-stop style:position="7.4807in" style:type="right" style:leader-style="dotted" style:leader-text="."/>
        </style:tab-stops>
      </style:paragraph-properties>
    </style:style>
    <style:style style:name="P31" style:family="paragraph" style:parent-style-name="Contents_20_2">
      <style:paragraph-properties>
        <style:tab-stops>
          <style:tab-stop style:position="7.2839in" style:type="right" style:leader-style="dotted" style:leader-text="."/>
        </style:tab-stops>
      </style:paragraph-properties>
    </style:style>
    <style:style style:name="P32" style:family="paragraph" style:parent-style-name="Contents_20_3">
      <style:paragraph-properties>
        <style:tab-stops>
          <style:tab-stop style:position="7.0874in" style:type="right" style:leader-style="dotted" style:leader-text="."/>
        </style:tab-stops>
      </style:paragraph-properties>
    </style:style>
    <style:style style:name="P33" style:family="paragraph" style:parent-style-name="Contents_20_4">
      <style:paragraph-properties>
        <style:tab-stops>
          <style:tab-stop style:position="6.8909in" style:type="right" style:leader-style="dotted" style:leader-text="."/>
        </style:tab-stops>
      </style:paragraph-properties>
    </style:style>
    <style:style style:name="P34" style:family="paragraph" style:parent-style-name="Contents_20_5">
      <style:paragraph-properties>
        <style:tab-stops>
          <style:tab-stop style:position="6.6945in" style:type="right" style:leader-style="dotted" style:leader-text="."/>
        </style:tab-stops>
      </style:paragraph-properties>
    </style:style>
    <style:style style:name="P35" style:family="paragraph" style:parent-style-name="Contents_20_6">
      <style:paragraph-properties>
        <style:tab-stops>
          <style:tab-stop style:position="6.498in" style:type="right" style:leader-style="dotted" style:leader-text="."/>
        </style:tab-stops>
      </style:paragraph-properties>
    </style:style>
    <style:style style:name="P36" style:family="paragraph" style:parent-style-name="Contents_20_Heading">
      <style:paragraph-properties fo:margin-top="0.0398in" fo:margin-bottom="0.0398in" style:contextual-spacing="false"/>
      <style:text-properties fo:color="#ffffff" loext:opacity="100%" officeooo:rsid="007c45d7" officeooo:paragraph-rsid="0366c3c6"/>
    </style:style>
    <style:style style:name="P37" style:family="paragraph" style:parent-style-name="Standard">
      <style:text-properties officeooo:rsid="024a9242" officeooo:paragraph-rsid="0366c3c6"/>
    </style:style>
    <style:style style:name="P38" style:family="paragraph" style:parent-style-name="Standard">
      <style:text-properties officeooo:paragraph-rsid="0366c3c6"/>
    </style:style>
    <style:style style:name="P39" style:family="paragraph" style:parent-style-name="Text_20_body">
      <style:paragraph-properties fo:margin-top="0in" fo:margin-bottom="0in" style:contextual-spacing="false"/>
      <style:text-properties officeooo:paragraph-rsid="0366c3c6"/>
    </style:style>
    <style:style style:name="P40" style:family="paragraph" style:parent-style-name="Heading_20_1">
      <style:paragraph-properties fo:margin-top="0in" fo:margin-bottom="0in" style: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1" style:font-size-complex="18.2000007629395pt" style:font-weight-complex="bold"/>
    </style:style>
    <style:style style:name="P41" style:family="paragraph" style:parent-style-name="Heading_20_2">
      <style:text-properties officeooo:rsid="027a6a77"/>
    </style:style>
    <style:style style:name="P42"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style:font-name="Albany" fo:font-size="16.1000003814697pt" fo:font-weight="bold" officeooo:rsid="035fd5e7" officeooo:paragraph-rsid="035fd5e7"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officeooo:paragraph-rsid="03457ecf"/>
    </style:style>
    <style:style style:name="P45" style:family="paragraph" style:parent-style-name="Heading_20_3">
      <style:text-properties officeooo:paragraph-rsid="03510708"/>
    </style:style>
    <style:style style:name="P46" style:family="paragraph" style:parent-style-name="Heading_20_3">
      <style:text-properties officeooo:paragraph-rsid="03457ecf"/>
    </style:style>
    <style:style style:name="P47" style:family="paragraph" style:parent-style-name="Heading_20_5">
      <style:text-properties officeooo:paragraph-rsid="03510708"/>
    </style:style>
    <style:style style:name="P48" style:family="paragraph" style:parent-style-name="Heading_20_5">
      <style:text-properties officeooo:paragraph-rsid="0362bc52"/>
    </style:style>
    <style:style style:name="P49" style:family="paragraph" style:parent-style-name="Heading_20_5">
      <style:text-properties officeooo:paragraph-rsid="03457ecf"/>
    </style:style>
    <style:style style:name="P50" style:family="paragraph" style:parent-style-name="Heading_20_6">
      <style:text-properties officeooo:paragraph-rsid="03510708"/>
    </style:style>
    <style:style style:name="P51" style:family="paragraph" style:parent-style-name="Heading_20_6">
      <style:text-properties officeooo:paragraph-rsid="0362bc52"/>
    </style:style>
    <style:style style:name="T1" style:family="text">
      <style:text-properties fo:font-size="10pt" officeooo:rsid="001a177c" style:font-size-asian="10pt" style:font-size-complex="10pt"/>
    </style:style>
    <style:style style:name="T2" style:family="text">
      <style:text-properties fo:font-size="10pt" officeooo:rsid="0367c553" style:font-size-asian="10pt" style:font-size-complex="10pt"/>
    </style:style>
    <style:style style:name="T3" style:family="text">
      <style:text-properties fo:font-size="10pt" officeooo:rsid="035e9d73" style:font-size-asian="10pt" style:font-size-complex="10pt"/>
    </style:style>
    <style:style style:name="T4" style:family="text">
      <style:text-properties fo:font-size="10pt" officeooo:rsid="0366c3c6"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b1c27d" style:font-size-asian="10pt" style:font-size-complex="10pt"/>
    </style:style>
    <style:style style:name="T7" style:family="text">
      <style:text-properties fo:font-size="10pt" officeooo:rsid="0367e162" style:font-size-asian="10pt" style:font-size-complex="10pt"/>
    </style:style>
    <style:style style:name="T8" style:family="text">
      <style:text-properties officeooo:rsid="03455fd5"/>
    </style:style>
    <style:style style:name="T9" style:family="text">
      <style:text-properties officeooo:rsid="0291b96f"/>
    </style:style>
    <style:style style:name="T10" style:family="text">
      <style:text-properties officeooo:rsid="0294786e"/>
    </style:style>
    <style:style style:name="T11" style:family="text">
      <style:text-properties officeooo:rsid="02a16f40"/>
    </style:style>
    <style:style style:name="T12" style:family="text">
      <style:text-properties officeooo:rsid="027a6a77"/>
    </style:style>
    <style:style style:name="T13" style:family="text">
      <style:text-properties officeooo:rsid="027af2c7"/>
    </style:style>
    <style:style style:name="T14" style:family="text">
      <style:text-properties officeooo:rsid="027ce2bb"/>
    </style:style>
    <style:style style:name="T15" style:family="text">
      <style:text-properties officeooo:rsid="02bd98b7"/>
    </style:style>
    <style:style style:name="T16" style:family="text">
      <style:text-properties officeooo:rsid="0350ea07"/>
    </style:style>
    <style:style style:name="T17" style:family="text">
      <style:text-properties officeooo:rsid="02b8ae9e"/>
    </style:style>
    <style:style style:name="T18" style:family="text">
      <style:text-properties officeooo:rsid="02bec5ec"/>
    </style:style>
    <style:style style:name="T19" style:family="text">
      <style:text-properties officeooo:rsid="0366c3c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0" table:style-name="Tabelle10">
        <table:table-column table:style-name="Tabelle10.A"/>
        <table:table-column table:style-name="Tabelle10.B"/>
        <table:table-row table:style-name="Tabelle10.1">
          <table:table-cell table:style-name="Tabelle10.A1" office:value-type="string">
            <text:p text:style-name="P39"><draw:frame draw:style-name="fr5" draw:name="Bild20"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6"><text:s/>1<text:span text:style-name="T19">2</text:span>.2 Editors - Geometry Nodes Editor - Tool Shelf</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3654_4126228218" text:style-name="Index_20_Link" text:visited-style-name="Index_20_Link">Tool Shelf<text:tab/>2</text:a></text:p>
          <text:p text:style-name="P31"><text:a xlink:type="simple" xlink:href="#__RefHeading___Toc2722_1598051792" text:style-name="Index_20_Link" text:visited-style-name="Index_20_Link">Select Tools Group<text:tab/>2</text:a></text:p>
          <text:p text:style-name="P32"><text:a xlink:type="simple" xlink:href="#__RefHeading___Toc1330_3893729176" text:style-name="Index_20_Link" text:visited-style-name="Index_20_Link">Tweak<text:tab/>2</text:a></text:p>
          <text:p text:style-name="P32"><text:a xlink:type="simple" xlink:href="#__RefHeading___Toc163_1895151578" text:style-name="Index_20_Link" text:visited-style-name="Index_20_Link">Select Box<text:tab/>2</text:a></text:p>
          <text:p text:style-name="P33"><text:a xlink:type="simple" xlink:href="#__RefHeading___Toc165_1895151578" text:style-name="Index_20_Link" text:visited-style-name="Index_20_Link">Tool Settings<text:tab/>2</text:a></text:p>
          <text:p text:style-name="P34"><text:a xlink:type="simple" xlink:href="#__RefHeading___Toc507_3545106889" text:style-name="Index_20_Link" text:visited-style-name="Index_20_Link">Mode<text:tab/>2</text:a></text:p>
          <text:p text:style-name="P35"><text:a xlink:type="simple" xlink:href="#__RefHeading___Toc509_3545106889" text:style-name="Index_20_Link" text:visited-style-name="Index_20_Link">Set a new selection<text:tab/>2</text:a></text:p>
          <text:p text:style-name="P35"><text:a xlink:type="simple" xlink:href="#__RefHeading___Toc511_3545106889" text:style-name="Index_20_Link" text:visited-style-name="Index_20_Link">Extend existing selection<text:tab/>2</text:a></text:p>
          <text:p text:style-name="P35"><text:a xlink:type="simple" xlink:href="#__RefHeading___Toc513_3545106889" text:style-name="Index_20_Link" text:visited-style-name="Index_20_Link">Subtract existing selection<text:tab/>2</text:a></text:p>
          <text:p text:style-name="P32"><text:a xlink:type="simple" xlink:href="#__RefHeading___Toc2724_1598051792" text:style-name="Index_20_Link" text:visited-style-name="Index_20_Link">Select Circle<text:tab/>2</text:a></text:p>
          <text:p text:style-name="P33"><text:a xlink:type="simple" xlink:href="#__RefHeading___Toc519_3545106889" text:style-name="Index_20_Link" text:visited-style-name="Index_20_Link">Tool Settings<text:tab/>3</text:a></text:p>
          <text:p text:style-name="P34"><text:a xlink:type="simple" xlink:href="#__RefHeading___Toc521_3545106889" text:style-name="Index_20_Link" text:visited-style-name="Index_20_Link">Mode<text:tab/>3</text:a></text:p>
          <text:p text:style-name="P35"><text:a xlink:type="simple" xlink:href="#__RefHeading___Toc523_3545106889" text:style-name="Index_20_Link" text:visited-style-name="Index_20_Link">Set a new selection<text:tab/>3</text:a></text:p>
          <text:p text:style-name="P35"><text:a xlink:type="simple" xlink:href="#__RefHeading___Toc525_3545106889" text:style-name="Index_20_Link" text:visited-style-name="Index_20_Link">Extend existing selection<text:tab/>3</text:a></text:p>
          <text:p text:style-name="P35"><text:a xlink:type="simple" xlink:href="#__RefHeading___Toc527_3545106889" text:style-name="Index_20_Link" text:visited-style-name="Index_20_Link">Subtract existing selection<text:tab/>3</text:a></text:p>
          <text:p text:style-name="P34"><text:a xlink:type="simple" xlink:href="#__RefHeading___Toc529_3545106889" text:style-name="Index_20_Link" text:visited-style-name="Index_20_Link">Radius<text:tab/>3</text:a></text:p>
          <text:p text:style-name="P32"><text:a xlink:type="simple" xlink:href="#__RefHeading___Toc2726_1598051792" text:style-name="Index_20_Link" text:visited-style-name="Index_20_Link">Select Lasso<text:tab/>3</text:a></text:p>
          <text:p text:style-name="P33"><text:a xlink:type="simple" xlink:href="#__RefHeading___Toc531_3545106889" text:style-name="Index_20_Link" text:visited-style-name="Index_20_Link">Tool Settings<text:tab/>3</text:a></text:p>
          <text:p text:style-name="P34"><text:a xlink:type="simple" xlink:href="#__RefHeading___Toc533_3545106889" text:style-name="Index_20_Link" text:visited-style-name="Index_20_Link">Mode<text:tab/>3</text:a></text:p>
          <text:p text:style-name="P35"><text:a xlink:type="simple" xlink:href="#__RefHeading___Toc535_3545106889" text:style-name="Index_20_Link" text:visited-style-name="Index_20_Link">Set a new selection<text:tab/>3</text:a></text:p>
          <text:p text:style-name="P35"><text:a xlink:type="simple" xlink:href="#__RefHeading___Toc537_3545106889" text:style-name="Index_20_Link" text:visited-style-name="Index_20_Link">Extend existing selection<text:tab/>3</text:a></text:p>
          <text:p text:style-name="P35"><text:a xlink:type="simple" xlink:href="#__RefHeading___Toc539_3545106889" text:style-name="Index_20_Link" text:visited-style-name="Index_20_Link">Subtract existing selection<text:tab/>3</text:a></text:p>
          <text:p text:style-name="P31"><text:a xlink:type="simple" xlink:href="#__RefHeading___Toc11066_3391011601" text:style-name="Index_20_Link" text:visited-style-name="Index_20_Link">Annotate Tools group<text:tab/>3</text:a></text:p>
          <text:p text:style-name="P32"><text:a xlink:type="simple" xlink:href="#__RefHeading___Toc5249_529261320" text:style-name="Index_20_Link" text:visited-style-name="Index_20_Link">Annotate<text:tab/>4</text:a></text:p>
          <text:p text:style-name="P33"><text:a xlink:type="simple" xlink:href="#__RefHeading___Toc6001_3447234814" text:style-name="Index_20_Link" text:visited-style-name="Index_20_Link">Tool Settings<text:tab/>4</text:a></text:p>
          <text:p text:style-name="P34"><text:a xlink:type="simple" xlink:href="#__RefHeading___Toc3701_3447234814" text:style-name="Index_20_Link" text:visited-style-name="Index_20_Link">Color<text:tab/>4</text:a></text:p>
          <text:p text:style-name="P34"><text:a xlink:type="simple" xlink:href="#__RefHeading___Toc3703_3447234814" text:style-name="Index_20_Link" text:visited-style-name="Index_20_Link">Stabilize Stroke<text:tab/>4</text:a></text:p>
          <text:p text:style-name="P35"><text:a xlink:type="simple" xlink:href="#__RefHeading___Toc3123_3447234814" text:style-name="Index_20_Link" text:visited-style-name="Index_20_Link">Radius<text:tab/>4</text:a></text:p>
          <text:p text:style-name="P35"><text:a xlink:type="simple" xlink:href="#__RefHeading___Toc3125_3447234814" text:style-name="Index_20_Link" text:visited-style-name="Index_20_Link">Factor<text:tab/>4</text:a></text:p>
          <text:p text:style-name="P32"><text:a xlink:type="simple" xlink:href="#__RefHeading___Toc5251_529261320" text:style-name="Index_20_Link" text:visited-style-name="Index_20_Link">Annotate Line<text:tab/>4</text:a></text:p>
          <text:p text:style-name="P33"><text:a xlink:type="simple" xlink:href="#__RefHeading___Toc6003_3447234814" text:style-name="Index_20_Link" text:visited-style-name="Index_20_Link">Tool Settings<text:tab/>4</text:a></text:p>
          <text:p text:style-name="P34"><text:a xlink:type="simple" xlink:href="#__RefHeading___Toc3707_3447234814" text:style-name="Index_20_Link" text:visited-style-name="Index_20_Link">Color<text:tab/>4</text:a></text:p>
          <text:p text:style-name="P34"><text:a xlink:type="simple" xlink:href="#__RefHeading___Toc3129_3447234814" text:style-name="Index_20_Link" text:visited-style-name="Index_20_Link">Style Start<text:tab/>4</text:a></text:p>
          <text:p text:style-name="P34"><text:a xlink:type="simple" xlink:href="#__RefHeading___Toc3131_3447234814" text:style-name="Index_20_Link" text:visited-style-name="Index_20_Link">End<text:tab/>5</text:a></text:p>
          <text:p text:style-name="P32"><text:a xlink:type="simple" xlink:href="#__RefHeading___Toc5253_529261320" text:style-name="Index_20_Link" text:visited-style-name="Index_20_Link">Annotate Polygon<text:tab/>5</text:a></text:p>
          <text:p text:style-name="P33"><text:a xlink:type="simple" xlink:href="#__RefHeading___Toc5255_529261320" text:style-name="Index_20_Link" text:visited-style-name="Index_20_Link">Tool Settings<text:tab/>5</text:a></text:p>
          <text:p text:style-name="P34"><text:a xlink:type="simple" xlink:href="#__RefHeading___Toc5257_529261320" text:style-name="Index_20_Link" text:visited-style-name="Index_20_Link">Color<text:tab/>5</text:a></text:p>
          <text:p text:style-name="P32"><text:a xlink:type="simple" xlink:href="#__RefHeading___Toc5281_529261320" text:style-name="Index_20_Link" text:visited-style-name="Index_20_Link">Annotate Eraser<text:tab/>5</text:a></text:p>
          <text:p text:style-name="P33"><text:a xlink:type="simple" xlink:href="#__RefHeading___Toc5283_529261320" text:style-name="Index_20_Link" text:visited-style-name="Index_20_Link">Tool Settings<text:tab/>5</text:a></text:p>
          <text:p text:style-name="P34"><text:a xlink:type="simple" xlink:href="#__RefHeading___Toc5285_529261320" text:style-name="Index_20_Link" text:visited-style-name="Index_20_Link">Radius<text:tab/>5</text:a></text:p>
          <text:p text:style-name="P31"><text:a xlink:type="simple" xlink:href="#__RefHeading___Toc2742_1598051792" text:style-name="Index_20_Link" text:visited-style-name="Index_20_Link">Links Cut<text:tab/>5</text:a></text:p>
        </text:index-body>
      </text:table-of-content>
      <text:p text:style-name="P38"/>
      <table:table table:name="Tabelle22" table:style-name="Tabelle22">
        <table:table-column table:style-name="Tabelle22.A"/>
        <table:table-row>
          <table:table-cell table:style-name="Tabelle22.A1" office:value-type="string">
            <text:h text:style-name="P40" text:outline-level="1"><text:bookmark-start text:name="__RefHeading___Toc3654_4126228218"/>T<text:span text:style-name="T8">ool Shelf</text:span><text:bookmark-end text:name="__RefHeading___Toc3654_4126228218"/></text:h>
          </table:table-cell>
        </table:table-row>
      </table:table>
      <text:p text:style-name="P3"/>
      <text:p text:style-name="Text_20_body"><draw:frame draw:style-name="fr1" draw:name="Bild12" text:anchor-type="paragraph" svg:y="0.0201in" svg:width="0.378in" svg:height="0.8862in" draw:z-index="13"><draw:image xlink:href="Pictures/100000010000003900000085C5C0195CC98ED2C7.png" xlink:type="simple" xlink:show="embed" xlink:actuate="onLoad" draw:mime-type="image/png"/></draw:frame></text:p>
      <text:p text:style-name="Text_20_body"/>
      <text:h text:style-name="P41" text:outline-level="2"/>
      <text:p text:style-name="Horizontal_20_Line"/>
      <text:h text:style-name="P42" text:outline-level="2"><text:bookmark-start text:name="__RefHeading___Toc2722_1598051792"/>Select Tools Group<text:bookmark-end text:name="__RefHeading___Toc2722_1598051792"/></text:h>
      <text:p text:style-name="P4"><draw:frame draw:style-name="fr1" draw:name="Bild1" text:anchor-type="paragraph" svg:y="0.0201in" svg:width="1.5398in" svg:height="1.2598in" draw:z-index="5"><draw:image xlink:href="Pictures/10000001000000E7000000BD0E19420EF3C4EA33.png" xlink:type="simple" xlink:show="embed" xlink:actuate="onLoad" draw:mime-type="image/png"/></draw:frame>T<text:span text:style-name="T12">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30_3893729176"/>Tweak<text:bookmark-end text:name="__RefHeading___Toc1330_3893729176"/></text:h>
      <text:p text:style-name="P8">Allows you to select or tweak single elements by clicking at it.</text:p>
      <text:p text:style-name="P5"/>
      <text:p text:style-name="P14"/>
      <text:h text:style-name="P45" text:outline-level="3"><draw:frame draw:style-name="fr1" draw:name="Bild6" text:anchor-type="paragraph" svg:y="0.2in" svg:width="1.878in" svg:height="1.1846in" draw:z-index="6"><draw:image xlink:href="Pictures/100000010000011A000000B239BB25C4ABDB1B3A.png" xlink:type="simple" xlink:show="embed" xlink:actuate="onLoad" draw:mime-type="image/png"/></draw:frame><text:bookmark-start text:name="__RefHeading___Toc163_1895151578"/>Select Box<text:bookmark-end text:name="__RefHeading___Toc163_1895151578"/></text:h>
      <text:p text:style-name="P6">Draws a box to select several elements at once<text:span text:style-name="T13">. Click at the start point, then drag.</text:span></text:p>
      <text:p text:style-name="P6"/>
      <text:p text:style-name="P6"/>
      <text:h text:style-name="P12" text:outline-level="4"><draw:frame draw:style-name="fr1" draw:name="Bild7" text:anchor-type="paragraph" svg:y="0.1736in" svg:width="1.339in" svg:height="0.6374in" draw:z-index="7"><draw:image xlink:href="Pictures/10000001000000DC00000063F5B8CA271382230C.png" xlink:type="simple" xlink:show="embed" xlink:actuate="onLoad" draw:mime-type="image/png"/></draw:frame><text:bookmark-start text:name="__RefHeading___Toc165_1895151578"/>Tool Settings<text:bookmark-end text:name="__RefHeading___Toc165_1895151578"/></text:h>
      <text:h text:style-name="P47" text:outline-level="5"><text:bookmark-start text:name="__RefHeading___Toc507_3545106889"/>Mode<text:bookmark-end text:name="__RefHeading___Toc507_3545106889"/></text:h>
      <text:p text:style-name="P22">The available selection modes. The mode titles are pretty self explaining.<text:span text:style-name="T14"> So i won't go into detail here.</text:span></text:p>
      <text:h text:style-name="P50" text:outline-level="6"><text:bookmark-start text:name="__RefHeading___Toc509_3545106889"/>Set a new selection<text:bookmark-end text:name="__RefHeading___Toc509_3545106889"/></text:h>
      <text:h text:style-name="P50" text:outline-level="6"><text:bookmark-start text:name="__RefHeading___Toc511_3545106889"/>Extend existing selection<text:bookmark-end text:name="__RefHeading___Toc511_3545106889"/></text:h>
      <text:h text:style-name="P50" text:outline-level="6"><text:bookmark-start text:name="__RefHeading___Toc513_3545106889"/>Subtract existing selection<text:bookmark-end text:name="__RefHeading___Toc513_3545106889"/></text:h>
      <text:p text:style-name="P7"/>
      <text:h text:style-name="P45" text:outline-level="3"><draw:frame draw:style-name="fr1" draw:name="Bild8" text:anchor-type="paragraph" svg:y="0.25in" svg:width="1.2126in" svg:height="0.8346in" draw:z-index="8"><draw:image xlink:href="Pictures/10000001000000B60000007DBAC74DE7B6E5BD90.png" xlink:type="simple" xlink:show="embed" xlink:actuate="onLoad" draw:mime-type="image/png"/></draw:frame><text:bookmark-start text:name="__RefHeading___Toc2724_1598051792"/>Select Circle<text:bookmark-end text:name="__RefHeading___Toc2724_1598051792"/></text:h>
      <text:p text:style-name="P6">Draws a box to select several elements at once<text:span text:style-name="T13">. Click at the start point, then drag.</text:span></text:p>
      <text:p text:style-name="P6"/>
      <text:p text:style-name="P13"/>
      <text:h text:style-name="P12" text:outline-level="4"><draw:frame draw:style-name="fr1" draw:name="Bild9" text:anchor-type="paragraph" svg:y="0.1736in" svg:width="1.4839in" svg:height="0.7917in" draw:z-index="9"><draw:image xlink:href="Pictures/10000001000000DF000000773F2FF1B6D1F3857D.png" xlink:type="simple" xlink:show="embed" xlink:actuate="onLoad" draw:mime-type="image/png"/></draw:frame><text:bookmark-start text:name="__RefHeading___Toc519_3545106889"/><text:soft-page-break/>Tool Settings<text:bookmark-end text:name="__RefHeading___Toc519_3545106889"/></text:h>
      <text:h text:style-name="P47" text:outline-level="5"><text:bookmark-start text:name="__RefHeading___Toc521_3545106889"/>Mode<text:bookmark-end text:name="__RefHeading___Toc521_3545106889"/></text:h>
      <text:p text:style-name="P22">The available selection modes. The mode titles are pretty self explaining.<text:span text:style-name="T14"> So i won't go into detail here.</text:span></text:p>
      <text:h text:style-name="P50" text:outline-level="6"><text:bookmark-start text:name="__RefHeading___Toc523_3545106889"/>Set a new selection<text:bookmark-end text:name="__RefHeading___Toc523_3545106889"/></text:h>
      <text:h text:style-name="P50" text:outline-level="6"><text:bookmark-start text:name="__RefHeading___Toc525_3545106889"/>Extend existing selection<text:bookmark-end text:name="__RefHeading___Toc525_3545106889"/></text:h>
      <text:h text:style-name="P50" text:outline-level="6"><text:bookmark-start text:name="__RefHeading___Toc527_3545106889"/>Subtract existing selection<text:bookmark-end text:name="__RefHeading___Toc527_3545106889"/></text:h>
      <text:h text:style-name="P47" text:outline-level="5"><text:bookmark-start text:name="__RefHeading___Toc529_3545106889"/>Radius<text:bookmark-end text:name="__RefHeading___Toc529_3545106889"/></text:h>
      <text:p text:style-name="P23">The brush radius.</text:p>
      <text:p text:style-name="P7"/>
      <text:h text:style-name="P45" text:outline-level="3"><draw:frame draw:style-name="fr4" draw:name="Bild10" text:anchor-type="paragraph" svg:x="5.7957in" svg:y="0.2957in" svg:width="1.6138in" svg:height="1.1846in" draw:z-index="10"><draw:image xlink:href="Pictures/10000001000000F2000000B23140E2932F90A720.png" xlink:type="simple" xlink:show="embed" xlink:actuate="onLoad" draw:mime-type="image/png"/></draw:frame><text:bookmark-start text:name="__RefHeading___Toc2726_1598051792"/>Select Lasso<text:bookmark-end text:name="__RefHeading___Toc2726_1598051792"/></text:h>
      <text:p text:style-name="P6">Draws a box to select several elements at once<text:span text:style-name="T13">. Click at the start point, then drag.</text:span></text:p>
      <text:p text:style-name="P6"/>
      <text:p text:style-name="P6"/>
      <text:p text:style-name="P6"/>
      <text:h text:style-name="P12" text:outline-level="4"><draw:frame draw:style-name="fr1" draw:name="Bild11" text:anchor-type="paragraph" svg:y="0.1736in" svg:width="1.472in" svg:height="0.6181in" draw:z-index="11"><draw:image xlink:href="Pictures/10000001000000DD0000005D8F3940A183E92E64.png" xlink:type="simple" xlink:show="embed" xlink:actuate="onLoad" draw:mime-type="image/png"/></draw:frame><text:bookmark-start text:name="__RefHeading___Toc531_3545106889"/>Tool Settings<text:bookmark-end text:name="__RefHeading___Toc531_3545106889"/></text:h>
      <text:h text:style-name="P47" text:outline-level="5"><text:bookmark-start text:name="__RefHeading___Toc533_3545106889"/>Mode<text:bookmark-end text:name="__RefHeading___Toc533_3545106889"/></text:h>
      <text:p text:style-name="P22">The available selection modes. The mode titles are pretty self explaining.<text:span text:style-name="T14"> So i won't go into detail here.</text:span></text:p>
      <text:h text:style-name="P50" text:outline-level="6"><text:bookmark-start text:name="__RefHeading___Toc535_3545106889"/>Set a new selection<text:bookmark-end text:name="__RefHeading___Toc535_3545106889"/></text:h>
      <text:h text:style-name="P50" text:outline-level="6"><text:bookmark-start text:name="__RefHeading___Toc537_3545106889"/>Extend existing selection<text:bookmark-end text:name="__RefHeading___Toc537_3545106889"/></text:h>
      <text:h text:style-name="P50" text:outline-level="6"><text:bookmark-start text:name="__RefHeading___Toc539_3545106889"/>Subtract existing selection<text:bookmark-end text:name="__RefHeading___Toc539_3545106889"/></text:h>
      <text:p text:style-name="P9"/>
      <text:p text:style-name="Horizontal_20_Line"/>
      <text:h text:style-name="P44" text:outline-level="2"><draw:frame draw:style-name="fr3" draw:name="Bild58" text:anchor-type="paragraph" svg:x="4.1102in" svg:width="1.5118in" svg:height="1.2201in" draw:z-index="0"><draw:image xlink:href="Pictures/10000001000000E3000000B70A6394C7856E808E.png" xlink:type="simple" xlink:show="embed" xlink:actuate="onLoad" draw:mime-type="image/png"/></draw:frame><draw:frame draw:style-name="fr3" draw:name="Bild59" text:anchor-type="paragraph" svg:x="5.8819in" svg:width="1.472in" svg:height="1.378in" draw:z-index="1"><draw:image xlink:href="Pictures/10000001000000DD000000CFDA361B59BAC1B32B.png" xlink:type="simple" xlink:show="embed" xlink:actuate="onLoad" draw:mime-type="image/png"/></draw:frame><text:bookmark-start text:name="__RefHeading___Toc11066_3391011601"/>Annotat<text:span text:style-name="T9">e</text:span> Tools group<text:bookmark-end text:name="__RefHeading___Toc11066_3391011601"/></text:h>
      <text:p text:style-name="P11">The annotation tool is available in multiple editors. <text:span text:style-name="T9">With this tool you can write notes at the screen. The annotate tools is the little brother of the grease pencil objects.</text:span></text:p>
      <text:p text:style-name="P17">Further settings for annotate can be found in the sidebar. Here you can also remove an annotation when you don't longer need it. And here you can also adjust the size of the stroke.</text:p>
      <text:p text:style-name="P11"><draw:frame draw:style-name="fr2" draw:name="Bild60" text:anchor-type="paragraph" svg:x="0.0772in" svg:y="0.1264in" svg:width="1.0547in" svg:height="0.4291in" draw:z-index="2"><draw:image xlink:href="Pictures/100000010000013C00000081AD4599C8B4EABAA0.png" xlink:type="simple" xlink:show="embed" xlink:actuate="onLoad" draw:mime-type="image/png"/></draw:frame></text:p>
      <text:p text:style-name="P11"/>
      <text:h text:style-name="P46" text:outline-level="3"><text:bookmark-start text:name="__RefHeading___Toc5249_529261320"/><text:soft-page-break/>Annotate<text:bookmark-end text:name="__RefHeading___Toc5249_529261320"/></text:h>
      <text:p text:style-name="P11">Draw free-hand strokes in the main window.</text:p>
      <text:h text:style-name="P15" text:outline-level="4"><draw:frame draw:style-name="fr1" draw:name="Bild2" text:anchor-type="paragraph" svg:y="0.189in" svg:width="1.3346in" svg:height="0.9528in" draw:z-index="14"><draw:image xlink:href="Pictures/10000001000000C80000008F463525D28E29A760.png" xlink:type="simple" xlink:show="embed" xlink:actuate="onLoad" draw:mime-type="image/png"/></draw:frame><text:bookmark-start text:name="__RefHeading___Toc6001_3447234814"/>Tool Settings<text:bookmark-end text:name="__RefHeading___Toc6001_3447234814"/></text:h>
      <text:p text:style-name="P18">The tool settings for Annotate<text:span text:style-name="T16">.</text:span></text:p>
      <text:p text:style-name="P18"/>
      <text:h text:style-name="P48" text:outline-level="5"><draw:frame draw:style-name="fr1" draw:name="Bild111" text:anchor-type="paragraph" svg:y="0.2516in" svg:width="0.7008in" svg:height="1.0665in" draw:z-index="16"><draw:image xlink:href="Pictures/10000001000000D200000140E3D73E4C9D6CD2AC.png" xlink:type="simple" xlink:show="embed" xlink:actuate="onLoad" draw:mime-type="image/png"/></draw:frame><text:bookmark-start text:name="__RefHeading___Toc3701_3447234814"/>Color<text:bookmark-end text:name="__RefHeading___Toc3701_3447234814"/></text:h>
      <text:p text:style-name="P16">Clicking at the left color field reveals a color picker<text:span text:style-name="T17">. </text:span>Define the color for the annotation stroke.</text:p>
      <text:p text:style-name="P18"/>
      <text:p text:style-name="P18"/>
      <text:p text:style-name="P18"/>
      <text:h text:style-name="P48" text:outline-level="5"><draw:frame draw:style-name="fr1" draw:name="Bild117" text:anchor-type="paragraph" svg:y="-0.0311in" svg:width="1.3272in" svg:height="0.5075in" draw:z-index="15"><draw:image xlink:href="Pictures/10000001000000C70000004C223F49CACC2FAB73.png" xlink:type="simple" xlink:show="embed" xlink:actuate="onLoad" draw:mime-type="image/png"/></draw:frame><text:bookmark-start text:name="__RefHeading___Toc3703_3447234814"/>Stabilize Stroke<text:bookmark-end text:name="__RefHeading___Toc3703_3447234814"/></text:h>
      <text:p text:style-name="P26">Helper to draw smooth and clean lines. Pressing shift inverts the effect.<text:span text:style-name="T15"> </text:span></text:p>
      <text:h text:style-name="P51" text:outline-level="6"><text:bookmark-start text:name="__RefHeading___Toc3123_3447234814"/>Radius<text:bookmark-end text:name="__RefHeading___Toc3123_3447234814"/></text:h>
      <text:p text:style-name="P27">The radius for the stroke stabilization.</text:p>
      <text:h text:style-name="P51" text:outline-level="6"><text:bookmark-start text:name="__RefHeading___Toc3125_3447234814"/>Factor<text:bookmark-end text:name="__RefHeading___Toc3125_3447234814"/></text:h>
      <text:p text:style-name="P27">Stabilizer stroke factor. Higher values gives a smoother stroke.</text:p>
      <text:p text:style-name="Horizontal_20_Line"/>
      <text:h text:style-name="P46" text:outline-level="3"><text:bookmark-start text:name="__RefHeading___Toc5251_529261320"/>Annotate Line<text:bookmark-end text:name="__RefHeading___Toc5251_529261320"/></text:h>
      <text:p text:style-name="P11">Click and drag to create a line.</text:p>
      <text:h text:style-name="P15" text:outline-level="4"><draw:frame draw:style-name="fr1" draw:name="Bild118" text:anchor-type="paragraph" svg:y="0.189in" svg:width="1.3272in" svg:height="1.0783in" draw:z-index="17"><draw:image xlink:href="Pictures/10000001000000C7000000A2EF24D43B5DDD1661.png" xlink:type="simple" xlink:show="embed" xlink:actuate="onLoad" draw:mime-type="image/png"/></draw:frame><text:bookmark-start text:name="__RefHeading___Toc6003_3447234814"/>Tool Settings<text:bookmark-end text:name="__RefHeading___Toc6003_3447234814"/></text:h>
      <text:p text:style-name="P16">The tool settings for <text:span text:style-name="T18">the </text:span>Annotate<text:span text:style-name="T18"> tool. </text:span></text:p>
      <text:p text:style-name="P16"/>
      <text:p text:style-name="P16"/>
      <text:h text:style-name="P48" text:outline-level="5"><draw:frame draw:style-name="fr1" draw:name="Bild4" text:anchor-type="paragraph" svg:y="0.2516in" svg:width="0.7008in" svg:height="1.0665in" draw:z-index="20"><draw:image xlink:href="Pictures/10000001000000D200000140E3D73E4C9D6CD2AC.png" xlink:type="simple" xlink:show="embed" xlink:actuate="onLoad" draw:mime-type="image/png"/></draw:frame><text:bookmark-start text:name="__RefHeading___Toc3707_3447234814"/>Color<text:bookmark-end text:name="__RefHeading___Toc3707_3447234814"/></text:h>
      <text:p text:style-name="P16">Clicking at the left color field reveals a color picker<text:span text:style-name="T17">. </text:span>Define the color for the annotation stroke.</text:p>
      <text:p text:style-name="P18"/>
      <text:h text:style-name="P15" text:outline-level="4"/>
      <text:h text:style-name="P48" text:outline-level="5"><draw:frame draw:style-name="fr1" draw:name="Bild120" text:anchor-type="paragraph" svg:y="0.189in" svg:width="0.9528in" svg:height="0.972in" draw:z-index="18"><draw:image xlink:href="Pictures/100000010000008F000000921BCDAE151E962DCD.png" xlink:type="simple" xlink:show="embed" xlink:actuate="onLoad" draw:mime-type="image/png"/></draw:frame><text:bookmark-start text:name="__RefHeading___Toc3129_3447234814"/>Style Start<text:bookmark-end text:name="__RefHeading___Toc3129_3447234814"/></text:h>
      <text:p text:style-name="P28">The stroke start style. With an arrow for example you place an arrow at the start of the stroke.</text:p>
      <text:h text:style-name="P15" text:outline-level="4"><text:soft-page-break/></text:h>
      <text:h text:style-name="P48" text:outline-level="5"><text:bookmark-start text:name="__RefHeading___Toc3131_3447234814"/>End<text:bookmark-end text:name="__RefHeading___Toc3131_3447234814"/></text:h>
      <text:p text:style-name="P28"><draw:frame draw:style-name="fr1" draw:name="Bild121" text:anchor-type="paragraph" svg:y="-0.0646in" svg:width="0.9134in" svg:height="0.9807in" draw:z-index="19"><draw:image xlink:href="Pictures/1000000100000089000000937735007289754371.png" xlink:type="simple" xlink:show="embed" xlink:actuate="onLoad" draw:mime-type="image/png"/></draw:frame>The stroke end style. With an arrow for example you place an arrow at the end of the stroke.</text:p>
      <text:p text:style-name="P16"/>
      <text:p text:style-name="P16"/>
      <text:p text:style-name="Horizontal_20_Line"/>
      <text:h text:style-name="P46" text:outline-level="3"><text:bookmark-start text:name="__RefHeading___Toc5253_529261320"/>Annotate Polygon<text:bookmark-end text:name="__RefHeading___Toc5253_529261320"/></text:h>
      <text:p text:style-name="P11">Click multiple times to create multiple connected lines. The current polygon is finished when Esc or RMB is pressed.</text:p>
      <text:h text:style-name="P15" text:outline-level="4"><draw:frame draw:style-name="fr1" draw:name="Bild61" text:anchor-type="paragraph" svg:y="0.189in" svg:width="1.339in" svg:height="0.7598in" draw:z-index="21"><draw:image xlink:href="Pictures/10000001000000C900000072A77889A7A751BD49.png" xlink:type="simple" xlink:show="embed" xlink:actuate="onLoad" draw:mime-type="image/png"/></draw:frame><text:bookmark-start text:name="__RefHeading___Toc5255_529261320"/>Tool Settings<text:bookmark-end text:name="__RefHeading___Toc5255_529261320"/></text:h>
      <text:p text:style-name="P18">The tool settings for Annotate<text:span text:style-name="T16">.</text:span></text:p>
      <text:p text:style-name="P18"/>
      <text:h text:style-name="P48" text:outline-level="5"><draw:frame draw:style-name="fr1" draw:name="Bild62" text:anchor-type="paragraph" svg:y="0.1957in" svg:width="0.7008in" svg:height="1.0665in" draw:z-index="22"><draw:image xlink:href="Pictures/10000001000000D200000140E3D73E4C9D6CD2AC.png" xlink:type="simple" xlink:show="embed" xlink:actuate="onLoad" draw:mime-type="image/png"/></draw:frame><text:bookmark-start text:name="__RefHeading___Toc5257_529261320"/>Color<text:bookmark-end text:name="__RefHeading___Toc5257_529261320"/></text:h>
      <text:p text:style-name="P19">C<text:span text:style-name="T10">licking at the left color field reveals a color picker where you can define the color for the annotation stroke.</text:span></text:p>
      <text:p text:style-name="P19"/>
      <text:p text:style-name="P20"/>
      <text:p text:style-name="Horizontal_20_Line"/>
      <text:h text:style-name="P46" text:outline-level="3"><draw:frame draw:style-name="fr1" draw:name="Bild67" text:anchor-type="paragraph" svg:y="0.1457in" svg:width="1.5591in" svg:height="0.8661in" draw:z-index="4"><draw:image xlink:href="Pictures/10000001000000EA00000082C88B0834AF4B8E49.png" xlink:type="simple" xlink:show="embed" xlink:actuate="onLoad" draw:mime-type="image/png"/></draw:frame><text:bookmark-start text:name="__RefHeading___Toc5281_529261320"/>Annotate Eraser<text:bookmark-end text:name="__RefHeading___Toc5281_529261320"/></text:h>
      <text:p text:style-name="P11">Click and drag to remove <text:span text:style-name="T11">annotate lines.</text:span></text:p>
      <text:p text:style-name="P11"/>
      <text:h text:style-name="P10" text:outline-level="4"><draw:frame draw:style-name="fr1" draw:name="Bild66" text:anchor-type="paragraph" svg:y="0.189in" svg:width="1.3272in" svg:height="0.6457in" draw:z-index="3"><draw:image xlink:href="Pictures/10000001000000C700000061DA44FFED2BB1E8CC.png" xlink:type="simple" xlink:show="embed" xlink:actuate="onLoad" draw:mime-type="image/png"/></draw:frame><text:bookmark-start text:name="__RefHeading___Toc5283_529261320"/>Tool Settings<text:bookmark-end text:name="__RefHeading___Toc5283_529261320"/></text:h>
      <text:h text:style-name="P49" text:outline-level="5"><text:bookmark-start text:name="__RefHeading___Toc5285_529261320"/>Radius<text:bookmark-end text:name="__RefHeading___Toc5285_529261320"/></text:h>
      <text:p text:style-name="P21">The radius of the eraser pencil.</text:p>
      <text:p text:style-name="P11"/>
      <text:p text:style-name="Horizontal_20_Line"/>
      <text:h text:style-name="P43" text:outline-level="2"><draw:frame draw:style-name="fr1" draw:name="Bild3" text:anchor-type="paragraph" svg:y="0.1717in" svg:width="1.7717in" svg:height="1.0591in" draw:z-index="12"><draw:image xlink:href="Pictures/100000010000010A0000009F6D6467A8206BF876.png" xlink:type="simple" xlink:show="embed" xlink:actuate="onLoad" draw:mime-type="image/png"/></draw:frame><text:bookmark-start text:name="__RefHeading___Toc2742_1598051792"/>Links Cut<text:bookmark-end text:name="__RefHeading___Toc2742_1598051792"/></text:h>
      <text:p text:style-name="P25">This tools allows you to cut connections.</text:p>
      <text:p text:style-name="P24"/>
      <text:p text:style-name="P24"/>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651cb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7e162" style:font-size-asian="10pt" style:font-size-complex="10pt"/>
    </style:style>
    <style:style style:name="MT3" style:family="text">
      <style:text-properties fo:font-size="10pt" officeooo:rsid="035e9d73" style:font-size-asian="10pt" style:font-size-complex="10pt"/>
    </style:style>
    <style:style style:name="MT4" style:family="text">
      <style:text-properties fo:font-size="10pt" officeooo:rsid="0366c3c6"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b1c27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5">.2 Editors - </text:span><text:span text:style-name="MT6">Geometry Nodes</text:span><text:span text:style-name="MT5"> Editor - Tool Shelf</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1H31M17S</meta:editing-duration>
    <meta:editing-cycles>801</meta:editing-cycles>
    <meta:generator>LibreOffice/7.4.6.2$Windows_X86_64 LibreOffice_project/5b1f5509c2decdade7fda905e3e1429a67acd63d</meta:generator>
    <dc:date>2023-09-28T15:35:01.470000000</dc:date>
    <meta:document-statistic meta:table-count="2" meta:image-count="24" meta:object-count="0" meta:page-count="5" meta:paragraph-count="114" meta:word-count="629" meta:character-count="3519" meta:non-whitespace-character-count="3000"/>
    <meta:template xlink:type="simple" xlink:actuate="onRequest" xlink:title="standard1cm" xlink:href="../../../AppData/Roaming/LibreOffice/4/user/template/standard1cm.ott" meta:date="2016-03-29T10:15:31.334000000"/>
  </office:meta>
</office:document-meta>
</file>